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ff0000" fo:font-size="16pt" style:font-size-asian="16pt" style:font-size-complex="16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<text:span text:style-name="T1">2</text:span></text:p>
      <text:p text:style-name="P1">Team:　<text:span text:style-name="T1">ie03project-aizu_kamikaze</text:span></text:p>
      <text:p text:style-name="P1"/>
      <text:p text:style-name="P3">各課題の実装方針や、必要と思われるその他作業の見積もりなど。</text:p>
      <text:p text:style-name="P3"/>
      <text:p text:style-name="P3"/>
      <text:p text:style-name="P2">s1250137: </text:p>
      <text:p text:style-name="P2">小課題1のプログラム実装に取り組んだが、s,tの計算がうまくいかなかった。</text:p>
      <text:p text:style-name="P2">また、依然gitの操作ができない状況が続いている。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4-17T12:33:19</dc:date>
    <meta:editing-duration>PT14M</meta:editing-duration>
    <meta:editing-cycles>1</meta:editing-cycles>
    <meta:generator>OpenOffice.org/3.3$Solaris_x86 OpenOffice.org_project/330m20$Build-9567</meta:generator>
    <meta:document-statistic meta:table-count="0" meta:image-count="0" meta:object-count="0" meta:page-count="1" meta:paragraph-count="6" meta:word-count="82" meta:character-count="157"/>
    <dc:creator>Tomoya Tasaki</dc:creator>
  </office:meta>
</office:document-meta>
</file>